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f73d"/>
    </style:style>
    <style:style style:name="P15" style:family="paragraph" style:parent-style-name="Table_20_Contents">
      <style:text-properties officeooo:rsid="0007f73d" officeooo:paragraph-rsid="0007f73d"/>
    </style:style>
    <style:style style:name="P16" style:family="paragraph" style:parent-style-name="Table_20_Contents" style:list-style-name="L2">
      <style:text-properties fo:font-weight="bold" officeooo:rsid="0007f73d" officeooo:paragraph-rsid="0007f73d" style:font-weight-asian="bold" style:font-weight-complex="bold"/>
    </style:style>
    <style:style style:name="P17" style:family="paragraph" style:parent-style-name="Table_20_Contents">
      <style:text-properties fo:font-weight="bold" officeooo:rsid="000f67fd" officeooo:paragraph-rsid="000abdc6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2413168" text:id="ct1403194524131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2413456" text:id="ct140319452413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2413664" text:id="ct140319452413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2412768" text:id="ct1403194524127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1620688" text:id="ct14031945162068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1621792" text:id="ct1403194516217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52413168"/><text:change-start text:change-id="ct140319452413456"/>Adopt<text:change-end text:change-id="ct140319452413456"/>ed<text:change-start text:change-id="ct140319452413664"/> as a <text:change-end text:change-id="ct140319452413664"/>NMRA <text:change-start text:change-id="ct140319452412768"/>Standard<text:change-end text:change-id="ct140319452412768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1620688"/><text:change-start text:change-id="ct140319451621792"/>Version History<text:change-end text:change-id="ct1403194516217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7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1933699390707139256" text:style-name="L2">
              <text:list-item>
                <text:p text:style-name="P16">4.3 Datagram Rejected</text:p>
              </text:list-item>
              <text:list-item>
                <text:p text:style-name="P16">4.3.1 Error Codes</text:p>
              </text:list-item>
              <text:list-item>
                <text:p text:style-name="P16">6.1 Normal Transmission</text:p>
              </text:list-item>
              <text:list-item>
                <text:p text:style-name="P16">6.2 Rejected Transmission</text:p>
              </text:list-item>
              <text:list-item>
                <text:p text:style-name="P16">7.1 CAN Message Formats</text:p>
              </text:list-item>
              <text:list-item>
                <text:p text:style-name="P16">7.2 CAN States</text:p>
              </text:list-item>
              <text:list-item>
                <text:p text:style-name="P16">7.3.1 Normal Transmission</text:p>
              </text:list-item>
              <text:list-item>
                <text:p text:style-name="P16">7.3.2 Rejected Transmiss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5:19.944725884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8M28S</meta:editing-duration>
    <meta:generator>LibreOffice/4.4.0.3$MacOSX_X86_64 LibreOffice_project/de093506bcdc5fafd9023ee680b8c60e3e0645d7</meta:generator>
    <dc:date>2016-02-27T16:25:19.824046000</dc:date>
    <meta:printed-by>Bob Jacobsen</meta:printed-by>
    <meta:print-date>2010-09-15T08:46:04</meta:print-date>
    <meta:document-statistic meta:table-count="2" meta:image-count="1" meta:object-count="0" meta:page-count="1" meta:paragraph-count="25" meta:word-count="131" meta:character-count="787" meta:non-whitespace-character-count="682"/>
  </office:meta>
</office:document-meta>
</file>